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Terra_Nova_Bay">
            <text:p>Terra_Nova_Bay</text:p>
          </table:table-cell>
          <table:table-cell office:value-type="string" office:value="radiocarbon">
            <text:p>radiocarbon</text:p>
          </table:table-cell>
          <table:table-cell office:value-type="string" office:value="TO-7713">
            <text:p>TO-7713</text:p>
          </table:table-cell>
          <table:table-cell office:value-type="float" office:value="-74.88">
            <text:p>-74.88</text:p>
          </table:table-cell>
          <table:table-cell office:value-type="float" office:value="163.9">
            <text:p>163.9</text:p>
          </table:table-cell>
          <table:table-cell office:value-type="float" office:value="6260.0">
            <text:p>6260.0</text:p>
          </table:table-cell>
          <table:table-cell office:value-type="float" office:value="70.0">
            <text:p>70.0</text:p>
          </table:table-cell>
          <table:table-cell office:value-type="string" office:value="Shell in-situ">
            <text:p>Shell in-situ</text:p>
          </table:table-cell>
          <table:table-cell office:value-type="string" office:value="marine">
            <text:p>marine</text:p>
          </table:table-cell>
          <table:table-cell office:value-type="float" office:value="622.0">
            <text:p>622.0</text:p>
          </table:table-cell>
          <table:table-cell office:value-type="float" office:value="172.0">
            <text:p>172.0</text:p>
          </table:table-cell>
          <table:table-cell office:value-type="float" office:value="-1.0">
            <text:p>-1.0</text:p>
          </table:table-cell>
          <table:table-cell office:value-type="float" office:value="16.0">
            <text:p>16.0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BriggsTarasov2013,BaroniHall2004">
            <text:p>BriggsTarasov2013,BaroniHall2004</text:p>
          </table:table-cell>
        </table:table-row>
        <table:table-row>
          <table:table-cell office:value-type="string" office:value="Terra_Nova_Bay">
            <text:p>Terra_Nova_Bay</text:p>
          </table:table-cell>
          <table:table-cell office:value-type="string" office:value="radiocarbon">
            <text:p>radiocarbon</text:p>
          </table:table-cell>
          <table:table-cell office:value-type="string" office:value="TO-6649">
            <text:p>TO-6649</text:p>
          </table:table-cell>
          <table:table-cell office:value-type="float" office:value="-74.88">
            <text:p>-74.88</text:p>
          </table:table-cell>
          <table:table-cell office:value-type="float" office:value="163.9">
            <text:p>163.9</text:p>
          </table:table-cell>
          <table:table-cell office:value-type="float" office:value="6570.0">
            <text:p>6570.0</text:p>
          </table:table-cell>
          <table:table-cell office:value-type="float" office:value="70.0">
            <text:p>70.0</text:p>
          </table:table-cell>
          <table:table-cell office:value-type="string" office:value="Shell in-situ">
            <text:p>Shell in-situ</text:p>
          </table:table-cell>
          <table:table-cell office:value-type="string" office:value="marine">
            <text:p>marine</text:p>
          </table:table-cell>
          <table:table-cell office:value-type="float" office:value="622.0">
            <text:p>622.0</text:p>
          </table:table-cell>
          <table:table-cell office:value-type="float" office:value="172.0">
            <text:p>172.0</text:p>
          </table:table-cell>
          <table:table-cell office:value-type="float" office:value="-1.0">
            <text:p>-1.0</text:p>
          </table:table-cell>
          <table:table-cell office:value-type="float" office:value="17.0">
            <text:p>17.0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BriggsTarasov2013,BaroniHall2004">
            <text:p>BriggsTarasov2013,BaroniHall2004</text:p>
          </table:table-cell>
        </table:table-row>
        <table:table-row>
          <table:table-cell office:value-type="string" office:value="Terra_Nova_Bay">
            <text:p>Terra_Nova_Bay</text:p>
          </table:table-cell>
          <table:table-cell office:value-type="string" office:value="radiocarbon">
            <text:p>radiocarbon</text:p>
          </table:table-cell>
          <table:table-cell office:value-type="string" office:value="TO-6648">
            <text:p>TO-6648</text:p>
          </table:table-cell>
          <table:table-cell office:value-type="float" office:value="-74.88">
            <text:p>-74.88</text:p>
          </table:table-cell>
          <table:table-cell office:value-type="float" office:value="163.9">
            <text:p>163.9</text:p>
          </table:table-cell>
          <table:table-cell office:value-type="float" office:value="6500.0">
            <text:p>6500.0</text:p>
          </table:table-cell>
          <table:table-cell office:value-type="float" office:value="70.0">
            <text:p>70.0</text:p>
          </table:table-cell>
          <table:table-cell office:value-type="string" office:value="Shell in-situ">
            <text:p>Shell in-situ</text:p>
          </table:table-cell>
          <table:table-cell office:value-type="string" office:value="marine">
            <text:p>marine</text:p>
          </table:table-cell>
          <table:table-cell office:value-type="float" office:value="622.0">
            <text:p>622.0</text:p>
          </table:table-cell>
          <table:table-cell office:value-type="float" office:value="172.0">
            <text:p>172.0</text:p>
          </table:table-cell>
          <table:table-cell office:value-type="float" office:value="-1.0">
            <text:p>-1.0</text:p>
          </table:table-cell>
          <table:table-cell office:value-type="float" office:value="16.0">
            <text:p>16.0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BriggsTarasov2013,BaroniHall2004">
            <text:p>BriggsTarasov2013,BaroniHall2004</text:p>
          </table:table-cell>
        </table:table-row>
        <table:table-row>
          <table:table-cell office:value-type="string" office:value="Terra_Nova_Bay">
            <text:p>Terra_Nova_Bay</text:p>
          </table:table-cell>
          <table:table-cell office:value-type="string" office:value="radiocarbon">
            <text:p>radiocarbon</text:p>
          </table:table-cell>
          <table:table-cell office:value-type="string" office:value="TO-4959(4)">
            <text:p>TO-4959(4)</text:p>
          </table:table-cell>
          <table:table-cell office:value-type="float" office:value="-74.88">
            <text:p>-74.88</text:p>
          </table:table-cell>
          <table:table-cell office:value-type="float" office:value="163.75">
            <text:p>163.75</text:p>
          </table:table-cell>
          <table:table-cell office:value-type="float" office:value="3890.0">
            <text:p>3890.0</text:p>
          </table:table-cell>
          <table:table-cell office:value-type="float" office:value="80.0">
            <text:p>80.0</text:p>
          </table:table-cell>
          <table:table-cell office:value-type="string" office:value="Penguin remains (bone, collagen, guano)">
            <text:p>Penguin remains (bone, collagen, guano)</text:p>
          </table:table-cell>
          <table:table-cell office:value-type="string" office:value="marine_custom">
            <text:p>marine_custom</text:p>
          </table:table-cell>
          <table:table-cell office:value-type="string" office:value="980.0">
            <text:p>980.0</text:p>
          </table:table-cell>
          <table:table-cell office:value-type="string" office:value="134.0">
            <text:p>134.0</text:p>
          </table:table-cell>
          <table:table-cell office:value-type="float" office:value="1.0">
            <text:p>1.0</text:p>
          </table:table-cell>
          <table:table-cell office:value-type="float" office:value="4.2">
            <text:p>4.2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BriggsTarasov2013,BaroniHall2004">
            <text:p>BriggsTarasov2013,BaroniHall2004</text:p>
          </table:table-cell>
        </table:table-row>
        <table:table-row>
          <table:table-cell office:value-type="string" office:value="Terra_Nova_Bay">
            <text:p>Terra_Nova_Bay</text:p>
          </table:table-cell>
          <table:table-cell office:value-type="string" office:value="radiocarbon">
            <text:p>radiocarbon</text:p>
          </table:table-cell>
          <table:table-cell office:value-type="string" office:value="GX-13615(2)">
            <text:p>GX-13615(2)</text:p>
          </table:table-cell>
          <table:table-cell office:value-type="float" office:value="-74.88">
            <text:p>-74.88</text:p>
          </table:table-cell>
          <table:table-cell office:value-type="float" office:value="163.75">
            <text:p>163.75</text:p>
          </table:table-cell>
          <table:table-cell office:value-type="float" office:value="6335.0">
            <text:p>6335.0</text:p>
          </table:table-cell>
          <table:table-cell office:value-type="float" office:value="110.0">
            <text:p>110.0</text:p>
          </table:table-cell>
          <table:table-cell office:value-type="string" office:value="Penguin remains (bone, collagen, guano)">
            <text:p>Penguin remains (bone, collagen, guano)</text:p>
          </table:table-cell>
          <table:table-cell office:value-type="string" office:value="marine_custom">
            <text:p>marine_custom</text:p>
          </table:table-cell>
          <table:table-cell office:value-type="string" office:value="980.0">
            <text:p>980.0</text:p>
          </table:table-cell>
          <table:table-cell office:value-type="string" office:value="134.0">
            <text:p>134.0</text:p>
          </table:table-cell>
          <table:table-cell office:value-type="float" office:value="1.0">
            <text:p>1.0</text:p>
          </table:table-cell>
          <table:table-cell office:value-type="float" office:value="18.5">
            <text:p>18.5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BriggsTarasov2013,BaroniHall2004">
            <text:p>BriggsTarasov2013,BaroniHall2004</text:p>
          </table:table-cell>
        </table:table-row>
        <table:table-row>
          <table:table-cell office:value-type="string" office:value="Terra_Nova_Bay">
            <text:p>Terra_Nova_Bay</text:p>
          </table:table-cell>
          <table:table-cell office:value-type="string" office:value="radiocarbon">
            <text:p>radiocarbon</text:p>
          </table:table-cell>
          <table:table-cell office:value-type="string" office:value="AA-42242">
            <text:p>AA-42242</text:p>
          </table:table-cell>
          <table:table-cell office:value-type="float" office:value="-74.88">
            <text:p>-74.88</text:p>
          </table:table-cell>
          <table:table-cell office:value-type="float" office:value="163.75">
            <text:p>163.75</text:p>
          </table:table-cell>
          <table:table-cell office:value-type="float" office:value="6740.0">
            <text:p>6740.0</text:p>
          </table:table-cell>
          <table:table-cell office:value-type="float" office:value="59.0">
            <text:p>59.0</text:p>
          </table:table-cell>
          <table:table-cell office:value-type="string" office:value="Seal remains">
            <text:p>Seal remains</text:p>
          </table:table-cell>
          <table:table-cell office:value-type="string" office:value="marine_custom">
            <text:p>marine_custom</text:p>
          </table:table-cell>
          <table:table-cell office:value-type="string" office:value="1274.0">
            <text:p>1274.0</text:p>
          </table:table-cell>
          <table:table-cell office:value-type="string" office:value="200.0">
            <text:p>200.0</text:p>
          </table:table-cell>
          <table:table-cell office:value-type="float" office:value="0.0">
            <text:p/>
          </table:table-cell>
          <table:table-cell office:value-type="float" office:value="22.0">
            <text:p>22.0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BriggsTarasov2013,BaroniHall2004">
            <text:p>BriggsTarasov2013,BaroniHall2004</text:p>
          </table:table-cell>
        </table:table-row>
        <table:table-row>
          <table:table-cell office:value-type="string" office:value="Terra_Nova_Bay">
            <text:p>Terra_Nova_Bay</text:p>
          </table:table-cell>
          <table:table-cell office:value-type="string" office:value="radiocarbon">
            <text:p>radiocarbon</text:p>
          </table:table-cell>
          <table:table-cell office:value-type="string" office:value="GX-13612(2)">
            <text:p>GX-13612(2)</text:p>
          </table:table-cell>
          <table:table-cell office:value-type="float" office:value="-74.88">
            <text:p>-74.88</text:p>
          </table:table-cell>
          <table:table-cell office:value-type="float" office:value="163.75">
            <text:p>163.75</text:p>
          </table:table-cell>
          <table:table-cell office:value-type="float" office:value="6235.0">
            <text:p>6235.0</text:p>
          </table:table-cell>
          <table:table-cell office:value-type="float" office:value="110.0">
            <text:p>110.0</text:p>
          </table:table-cell>
          <table:table-cell office:value-type="string" office:value="Penguin remains (bone, collagen, guano)">
            <text:p>Penguin remains (bone, collagen, guano)</text:p>
          </table:table-cell>
          <table:table-cell office:value-type="string" office:value="marine_custom">
            <text:p>marine_custom</text:p>
          </table:table-cell>
          <table:table-cell office:value-type="string" office:value="980.0">
            <text:p>980.0</text:p>
          </table:table-cell>
          <table:table-cell office:value-type="string" office:value="134.0">
            <text:p>134.0</text:p>
          </table:table-cell>
          <table:table-cell office:value-type="float" office:value="1.0">
            <text:p>1.0</text:p>
          </table:table-cell>
          <table:table-cell office:value-type="float" office:value="17.5">
            <text:p>17.5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BriggsTarasov2013,BaroniHall2004">
            <text:p>BriggsTarasov2013,BaroniHall2004</text:p>
          </table:table-cell>
        </table:table-row>
        <table:table-row>
          <table:table-cell office:value-type="string" office:value="Terra_Nova_Bay">
            <text:p>Terra_Nova_Bay</text:p>
          </table:table-cell>
          <table:table-cell office:value-type="string" office:value="radiocarbon">
            <text:p>radiocarbon</text:p>
          </table:table-cell>
          <table:table-cell office:value-type="string" office:value="AA-48524">
            <text:p>AA-48524</text:p>
          </table:table-cell>
          <table:table-cell office:value-type="float" office:value="-74.88">
            <text:p>-74.88</text:p>
          </table:table-cell>
          <table:table-cell office:value-type="float" office:value="163.75">
            <text:p>163.75</text:p>
          </table:table-cell>
          <table:table-cell office:value-type="float" office:value="6085.0">
            <text:p>6085.0</text:p>
          </table:table-cell>
          <table:table-cell office:value-type="float" office:value="80.0">
            <text:p>80.0</text:p>
          </table:table-cell>
          <table:table-cell office:value-type="string" office:value="Shell in-situ">
            <text:p>Shell in-situ</text:p>
          </table:table-cell>
          <table:table-cell office:value-type="string" office:value="marine">
            <text:p>marine</text:p>
          </table:table-cell>
          <table:table-cell office:value-type="float" office:value="622.0">
            <text:p>622.0</text:p>
          </table:table-cell>
          <table:table-cell office:value-type="float" office:value="172.0">
            <text:p>172.0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BriggsTarasov2013,BaroniHall2004">
            <text:p>BriggsTarasov2013,BaroniHall2004</text:p>
          </table:table-cell>
        </table:table-row>
        <table:table-row>
          <table:table-cell office:value-type="string" office:value="Terra_Nova_Bay">
            <text:p>Terra_Nova_Bay</text:p>
          </table:table-cell>
          <table:table-cell office:value-type="string" office:value="radiocarbon">
            <text:p>radiocarbon</text:p>
          </table:table-cell>
          <table:table-cell office:value-type="string" office:value="AA-48531">
            <text:p>AA-48531</text:p>
          </table:table-cell>
          <table:table-cell office:value-type="float" office:value="-74.9">
            <text:p>-74.9</text:p>
          </table:table-cell>
          <table:table-cell office:value-type="float" office:value="163.73">
            <text:p>163.73</text:p>
          </table:table-cell>
          <table:table-cell office:value-type="float" office:value="4817.0">
            <text:p>4817.0</text:p>
          </table:table-cell>
          <table:table-cell office:value-type="float" office:value="43.0">
            <text:p>43.0</text:p>
          </table:table-cell>
          <table:table-cell office:value-type="string" office:value="Seal remains">
            <text:p>Seal remains</text:p>
          </table:table-cell>
          <table:table-cell office:value-type="string" office:value="marine_custom">
            <text:p>marine_custom</text:p>
          </table:table-cell>
          <table:table-cell office:value-type="string" office:value="1274.0">
            <text:p>1274.0</text:p>
          </table:table-cell>
          <table:table-cell office:value-type="string" office:value="200.0">
            <text:p>200.0</text:p>
          </table:table-cell>
          <table:table-cell office:value-type="float" office:value="0.0">
            <text:p/>
          </table:table-cell>
          <table:table-cell office:value-type="float" office:value="9.5">
            <text:p>9.5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BriggsTarasov2013,BaroniHall2004">
            <text:p>BriggsTarasov2013,BaroniHall2004</text:p>
          </table:table-cell>
        </table:table-row>
        <table:table-row>
          <table:table-cell office:value-type="string" office:value="Terra_Nova_Bay">
            <text:p>Terra_Nova_Bay</text:p>
          </table:table-cell>
          <table:table-cell office:value-type="string" office:value="radiocarbon">
            <text:p>radiocarbon</text:p>
          </table:table-cell>
          <table:table-cell office:value-type="string" office:value="AA-48536">
            <text:p>AA-48536</text:p>
          </table:table-cell>
          <table:table-cell office:value-type="float" office:value="-74.88">
            <text:p>-74.88</text:p>
          </table:table-cell>
          <table:table-cell office:value-type="float" office:value="163.75">
            <text:p>163.75</text:p>
          </table:table-cell>
          <table:table-cell office:value-type="float" office:value="6883.0">
            <text:p>6883.0</text:p>
          </table:table-cell>
          <table:table-cell office:value-type="float" office:value="52.0">
            <text:p>52.0</text:p>
          </table:table-cell>
          <table:table-cell office:value-type="string" office:value="Seal remains">
            <text:p>Seal remains</text:p>
          </table:table-cell>
          <table:table-cell office:value-type="string" office:value="marine_custom">
            <text:p>marine_custom</text:p>
          </table:table-cell>
          <table:table-cell office:value-type="string" office:value="1274.0">
            <text:p>1274.0</text:p>
          </table:table-cell>
          <table:table-cell office:value-type="string" office:value="200.0">
            <text:p>200.0</text:p>
          </table:table-cell>
          <table:table-cell office:value-type="float" office:value="0.0">
            <text:p/>
          </table:table-cell>
          <table:table-cell office:value-type="float" office:value="26.0">
            <text:p>26.0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BriggsTarasov2013,BaroniHall2004">
            <text:p>BriggsTarasov2013,BaroniHall2004</text:p>
          </table:table-cell>
        </table:table-row>
        <table:table-row>
          <table:table-cell office:value-type="string" office:value="Terra_Nova_Bay">
            <text:p>Terra_Nova_Bay</text:p>
          </table:table-cell>
          <table:table-cell office:value-type="string" office:value="radiocarbon">
            <text:p>radiocarbon</text:p>
          </table:table-cell>
          <table:table-cell office:value-type="string" office:value="AA-52677">
            <text:p>AA-52677</text:p>
          </table:table-cell>
          <table:table-cell office:value-type="float" office:value="-74.9">
            <text:p>-74.9</text:p>
          </table:table-cell>
          <table:table-cell office:value-type="float" office:value="163.73">
            <text:p>163.73</text:p>
          </table:table-cell>
          <table:table-cell office:value-type="float" office:value="6923.0">
            <text:p>6923.0</text:p>
          </table:table-cell>
          <table:table-cell office:value-type="float" office:value="73.0">
            <text:p>73.0</text:p>
          </table:table-cell>
          <table:table-cell office:value-type="string" office:value="Penguin remains (bone, collagen, guano)">
            <text:p>Penguin remains (bone, collagen, guano)</text:p>
          </table:table-cell>
          <table:table-cell office:value-type="string" office:value="marine_custom">
            <text:p>marine_custom</text:p>
          </table:table-cell>
          <table:table-cell office:value-type="string" office:value="980.0">
            <text:p>980.0</text:p>
          </table:table-cell>
          <table:table-cell office:value-type="string" office:value="134.0">
            <text:p>134.0</text:p>
          </table:table-cell>
          <table:table-cell office:value-type="float" office:value="0.0">
            <text:p/>
          </table:table-cell>
          <table:table-cell office:value-type="float" office:value="22.0">
            <text:p>22.0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BriggsTarasov2013,BaroniHall2004">
            <text:p>BriggsTarasov2013,BaroniHall2004</text:p>
          </table:table-cell>
        </table:table-row>
        <table:table-row>
          <table:table-cell office:value-type="string" office:value="Terra_Nova_Bay">
            <text:p>Terra_Nova_Bay</text:p>
          </table:table-cell>
          <table:table-cell office:value-type="string" office:value="radiocarbon">
            <text:p>radiocarbon</text:p>
          </table:table-cell>
          <table:table-cell office:value-type="string" office:value="OS-36631">
            <text:p>OS-36631</text:p>
          </table:table-cell>
          <table:table-cell office:value-type="float" office:value="-74.9">
            <text:p>-74.9</text:p>
          </table:table-cell>
          <table:table-cell office:value-type="float" office:value="163.73">
            <text:p>163.73</text:p>
          </table:table-cell>
          <table:table-cell office:value-type="float" office:value="6270.0">
            <text:p>6270.0</text:p>
          </table:table-cell>
          <table:table-cell office:value-type="float" office:value="50.0">
            <text:p>50.0</text:p>
          </table:table-cell>
          <table:table-cell office:value-type="string" office:value="Penguin remains (bone, collagen, guano)">
            <text:p>Penguin remains (bone, collagen, guano)</text:p>
          </table:table-cell>
          <table:table-cell office:value-type="string" office:value="marine_custom">
            <text:p>marine_custom</text:p>
          </table:table-cell>
          <table:table-cell office:value-type="string" office:value="980.0">
            <text:p>980.0</text:p>
          </table:table-cell>
          <table:table-cell office:value-type="string" office:value="134.0">
            <text:p>134.0</text:p>
          </table:table-cell>
          <table:table-cell office:value-type="float" office:value="1.0">
            <text:p>1.0</text:p>
          </table:table-cell>
          <table:table-cell office:value-type="float" office:value="28.0">
            <text:p>28.0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BriggsTarasov2013,BaroniHall2004">
            <text:p>BriggsTarasov2013,BaroniHall2004</text:p>
          </table:table-cell>
        </table:table-row>
        <table:table-row>
          <table:table-cell office:value-type="string" office:value="Terra_Nova_Bay">
            <text:p>Terra_Nova_Bay</text:p>
          </table:table-cell>
          <table:table-cell office:value-type="string" office:value="radiocarbon">
            <text:p>radiocarbon</text:p>
          </table:table-cell>
          <table:table-cell office:value-type="string" office:value="AA-48518">
            <text:p>AA-48518</text:p>
          </table:table-cell>
          <table:table-cell office:value-type="float" office:value="-74.9">
            <text:p>-74.9</text:p>
          </table:table-cell>
          <table:table-cell office:value-type="float" office:value="163.73">
            <text:p>163.73</text:p>
          </table:table-cell>
          <table:table-cell office:value-type="float" office:value="7365.0">
            <text:p>7365.0</text:p>
          </table:table-cell>
          <table:table-cell office:value-type="float" office:value="60.0">
            <text:p>60.0</text:p>
          </table:table-cell>
          <table:table-cell office:value-type="string" office:value="Penguin remains (bone, collagen, guano)">
            <text:p>Penguin remains (bone, collagen, guano)</text:p>
          </table:table-cell>
          <table:table-cell office:value-type="string" office:value="marine_custom">
            <text:p>marine_custom</text:p>
          </table:table-cell>
          <table:table-cell office:value-type="string" office:value="980.0">
            <text:p>980.0</text:p>
          </table:table-cell>
          <table:table-cell office:value-type="string" office:value="134.0">
            <text:p>134.0</text:p>
          </table:table-cell>
          <table:table-cell office:value-type="float" office:value="0.0">
            <text:p/>
          </table:table-cell>
          <table:table-cell office:value-type="float" office:value="28.0">
            <text:p>28.0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BriggsTarasov2013,BaroniHall2004">
            <text:p>BriggsTarasov2013,BaroniHall200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